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443632" calcext:value-type="float">
            <text:p>53.44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24632" calcext:value-type="float">
            <text:p>53.82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30272" calcext:value-type="float">
            <text:p>53.23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14576" calcext:value-type="float">
            <text:p>52.61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2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1696" calcext:value-type="float">
            <text:p>52.4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20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66944" calcext:value-type="float">
            <text:p>52.6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80464" calcext:value-type="float">
            <text:p>52.4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8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7028" calcext:value-type="float">
            <text:p>51.7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7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08024" calcext:value-type="float">
            <text:p>52.00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6088" calcext:value-type="float">
            <text:p>52.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544472" calcext:value-type="float">
            <text:p>52.5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16584" calcext:value-type="float">
            <text:p>51.91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62432" calcext:value-type="float">
            <text:p>51.4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30724" calcext:value-type="float">
            <text:p>50.3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1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812" calcext:value-type="float">
            <text:p>49.7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8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2604" calcext:value-type="float">
            <text:p>48.32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7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79024" calcext:value-type="float">
            <text:p>48.57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6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8888" calcext:value-type="float">
            <text:p>48.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05756" calcext:value-type="float">
            <text:p>49.0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35184" calcext:value-type="float">
            <text:p>48.33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21496" calcext:value-type="float">
            <text:p>47.0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549056" calcext:value-type="float">
            <text:p>46.5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73568" calcext:value-type="float">
            <text:p>46.0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200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77456" calcext:value-type="float">
            <text:p>45.1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1104" calcext:value-type="float">
            <text:p>45.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199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28944" calcext:value-type="float">
            <text:p>44.1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199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45224" calcext:value-type="float">
            <text:p>44.84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1996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29984" calcext:value-type="float">
            <text:p>44.82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4202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34" meta:object-count="0"/>
    <meta:user-defined meta:name="AppVersion">3.0</meta:user-defined>
  </office:meta>
</office:document-meta>
</file>